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1.337cm" fo:min-width="19.09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542cm" fo:min-width="3.084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43cm" fo:min-width="2.86cm"/>
      <style:paragraph-properties style:writing-mode="lr-tb"/>
    </style:style>
    <style:style style:name="gr4" style:family="graphic" style:parent-style-name="objectwithoutfill">
      <style:graphic-properties svg:stroke-width="0.051cm" draw:marker-start-width="0.279cm" draw:marker-end="Arrowheads_20_1" draw:marker-end-width="0.381cm" draw:fill="none" draw:textarea-vertical-align="middle" fo:padding-top="0.15cm" fo:padding-bottom="0.66cm" fo:padding-left="0.275cm" fo:padding-right="0.275cm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66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051cm" draw:marker-start-width="0.279cm" draw:marker-end="Arrowheads_20_3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svg:stroke-width="0.051cm" draw:marker-start-width="0.279cm" draw:marker-end="Arrowheads_20_8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="Arrowheads_20_9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9" style:family="graphic" style:parent-style-name="objectwithoutfill">
      <style:graphic-properties svg:stroke-width="0.051cm" draw:marker-start-width="0.279cm" draw:marker-end="Arrowheads_20_11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10" style:family="graphic" style:parent-style-name="objectwithoutfill">
      <style:graphic-properties svg:stroke-width="0.051cm" draw:marker-start-width="0.279cm" draw:marker-end="Arrowheads_20_12" draw:marker-end-width="0.381cm" draw:fill="none" draw:textarea-vertical-align="middle" fo:padding-top="0.15cm" fo:padding-bottom="0.15cm" fo:padding-left="0.275cm" fo:padding-right="0.275cm" draw:shadow-offset-x="0.203cm" draw:shadow-offset-y="0.203cm"/>
    </style:style>
    <style:style style:name="gr11" style:family="graphic" style:parent-style-name="standard">
      <style:graphic-properties draw:textarea-horizontal-align="justify" draw:textarea-vertical-align="middle" draw:auto-grow-height="false" fo:min-height="3.56cm" fo:min-width="18.55cm"/>
      <style:paragraph-properties style:writing-mode="lr-tb"/>
    </style:style>
    <style:style style:name="gr12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3.31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385cm" fo:min-width="3.319cm"/>
      <style:paragraph-properties style:writing-mode="lr-tb"/>
    </style:style>
    <style:style style:name="gr15" style:family="graphic" style:parent-style-name="objectwithoutfill" style:list-style-name="L1">
      <style:graphic-properties svg:stroke-width="0.051cm" draw:marker-start-width="0.279cm" draw:marker-end="Arrowheads_20_13" draw:marker-end-width="0.381cm" draw:fill="none" draw:textarea-horizontal-align="center" draw:textarea-vertical-align="middle" fo:padding-top="0.15cm" fo:padding-bottom="0.66cm" fo:padding-left="0.275cm" fo:padding-right="0.275cm"/>
      <style:paragraph-properties style:writing-mode="lr-tb"/>
    </style:style>
    <style:style style:name="gr16" style:family="graphic" style:parent-style-name="objectwithoutfill" style:list-style-name="L1">
      <style:graphic-properties svg:stroke-width="0.051cm" draw:marker-start-width="0.279cm" draw:marker-end="Arrowheads_20_14" draw:marker-end-width="0.381cm" draw:fill="none" draw:textarea-vertical-align="middle" fo:padding-top="0.152cm" fo:padding-bottom="0.66cm" fo:padding-left="0.275cm" fo:padding-right="0.275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  <style:paragraph-properties style:writing-mode="lr-tb"/>
    </style:style>
    <style:style style:name="gr18" style:family="graphic" style:parent-style-name="objectwithoutfill" style:list-style-name="L1">
      <style:graphic-properties svg:stroke-width="0.051cm" draw:marker-start-width="0.279cm" draw:marker-end="Arrowheads_20_13" draw:marker-end-width="0.381cm" draw:fill="none" draw:textarea-horizontal-align="center" draw:textarea-vertical-align="middle" fo:padding-top="0.15cm" fo:padding-bottom="0.61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line-height="100%" fo:text-align="start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text-line-through-style="none" style:text-line-through-type="none" fo:font-size="12pt" style:text-underline-style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line-through-style="none" style:text-line-through-type="none" fo:font-size="12pt" style:text-underline-style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.587cm" svg:x="1cm" svg:y="1cm">
          <text:p text:style-name="P1">device mode da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5.078cm" svg:height="2.54cm" svg:x="1.952cm" svg:y="6.397cm">
          <text:p text:style-name="P1">id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2" draw:id="id2" draw:layer="layout" svg:width="4.762cm" svg:height="2.541cm" svg:x="14.97cm" svg:y="6.397cm">
          <text:p text:style-name="P1">send 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3" draw:layer="layout" draw:type="line" svg:x1="6.287cm" svg:y1="6.769cm" svg:x2="15.667cm" svg:y2="6.769cm" draw:start-shape="id1" draw:start-glue-point="11" draw:end-shape="id2" draw:end-glue-point="5" svg:d="M6287 6769h9380" svg:viewBox="0 0 9381 1">
          <text:p text:style-name="P4">Menu Button 1</text:p>
        </draw:connector>
        <draw:connector draw:style-name="gr5" draw:text-style-name="P3" draw:layer="layout" draw:type="line" svg:x1="15.667cm" svg:y1="8.566cm" svg:x2="6.287cm" svg:y2="8.565cm" draw:start-shape="id2" draw:start-glue-point="7" draw:end-shape="id1" draw:end-glue-point="9" svg:d="M15667 8566l-9380-1" svg:viewBox="0 0 9381 2">
          <text:p text:style-name="P4">Tacton Sent</text:p>
        </draw:connector>
        <draw:custom-shape draw:style-name="gr2" draw:text-style-name="P3" xml:id="id3" draw:id="id3" draw:layer="layout" svg:width="5.078cm" svg:height="2.54cm" svg:x="1.952cm" svg:y="13.065cm">
          <text:p text:style-name="P1">receiv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3" draw:layer="layout" draw:type="line" svg:x1="2.695cm" svg:y1="8.565cm" svg:x2="2.695cm" svg:y2="13.437cm" draw:start-shape="id1" draw:start-glue-point="7" draw:end-shape="id3" draw:end-glue-point="5" svg:d="M2695 8565v4872" svg:viewBox="0 0 1 4873">
          <text:p text:style-name="P4">Menu Button 2</text:p>
        </draw:connector>
        <draw:connector draw:style-name="gr7" draw:text-style-name="P3" draw:layer="layout" draw:type="curve" draw:line-skew="3.188cm" svg:x1="2.695cm" svg:y1="15.233cm" svg:x2="6.287cm" svg:y2="15.233cm" draw:start-shape="id3" draw:start-glue-point="7" draw:end-shape="id3" draw:end-glue-point="9" svg:d="M2695 15233c0 6093 3592 6093 3592 0" svg:viewBox="0 0 3593 4571">
          <text:p text:style-name="P4">wait for data</text:p>
        </draw:connector>
        <draw:custom-shape draw:style-name="gr2" draw:text-style-name="P3" xml:id="id4" draw:id="id4" draw:layer="layout" svg:width="5.078cm" svg:height="2.54cm" svg:x="11.477cm" svg:y="19.415cm">
          <text:p text:style-name="P1">receiv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" draw:text-style-name="P3" draw:layer="layout" draw:type="line" svg:x1="7.03cm" svg:y1="14.335cm" svg:x2="11.477cm" svg:y2="20.685cm" draw:start-shape="id3" draw:start-glue-point="10" draw:end-shape="id4" draw:end-glue-point="6" svg:d="M7030 14335l4447 6350" svg:viewBox="0 0 4448 6351">
          <text:p text:style-name="P4">incoming data</text:p>
        </draw:connector>
        <draw:custom-shape draw:style-name="gr2" draw:text-style-name="P3" xml:id="id5" draw:id="id5" draw:layer="layout" svg:width="5.078cm" svg:height="2.54cm" svg:x="11.41cm" svg:y="12.325cm">
          <text:p text:style-name="P1">analyse</text:p>
          <text:p text:style-name="P1">store/fail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3" draw:layer="layout" draw:type="line" svg:x1="14.016cm" svg:y1="19.415cm" svg:x2="13.949cm" svg:y2="14.865cm" draw:start-shape="id4" draw:start-glue-point="4" draw:end-shape="id5" draw:end-glue-point="8" svg:d="M14016 19415l-67-4550" svg:viewBox="0 0 68 4551">
          <text:p text:style-name="P4">no more data<text:line-break/>for 50ms</text:p>
        </draw:connector>
        <draw:connector draw:style-name="gr10" draw:text-style-name="P3" draw:layer="layout" draw:type="line" svg:x1="13.949cm" svg:y1="12.325cm" svg:x2="4.491cm" svg:y2="8.937cm" draw:start-shape="id5" draw:start-glue-point="4" draw:end-shape="id1" draw:end-glue-point="8" svg:d="M13949 12325l-9458-3388" svg:viewBox="0 0 9459 3389">
          <text:p/>
        </draw:connector>
        <draw:custom-shape draw:style-name="gr11" draw:text-style-name="P5" draw:layer="layout" svg:width="19.05cm" svg:height="3.81cm" svg:x="1.317cm" svg:y="22.59cm">
          <text:p text:style-name="P5"><text:span text:style-name="T1">D</text:span><text:span text:style-name="T1">a</text:span><text:span text:style-name="T1">t</text:span><text:span text:style-name="T1">a 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/text:p>
          <text:p text:style-name="P5"><text:span text:style-name="T2">&lt;</text:span><text:span text:style-name="T2">t</text:span><text:span text:style-name="T2">a</text:span><text:span text:style-name="T2">c</text:span><text:span text:style-name="T2">t</text:span><text:span text:style-name="T2">o</text:span><text:span text:style-name="T2">n </text:span><text:span text:style-name="T2">le</text:span><text:span text:style-name="T2">n</text:span><text:span text:style-name="T2">g</text:span><text:span text:style-name="T2">t</text:span><text:span text:style-name="T2">h</text:span><text:span text:style-name="T2">B</text:span><text:span text:style-name="T2">y</text:span><text:span text:style-name="T2">t</text:span><text:span text:style-name="T2">e</text:span><text:span text:style-name="T2">s</text:span><text:span text:style-name="T2">=</text:span><text:span text:style-name="T2">"i</text:span><text:span text:style-name="T2">n</text:span><text:span text:style-name="T2">t"</text:span><text:span text:style-name="T2">&gt;</text:span><text:span text:style-name="T2">B</text:span><text:span text:style-name="T2">in</text:span><text:span text:style-name="T2">a</text:span><text:span text:style-name="T2">r</text:span><text:span text:style-name="T2">y</text:span><text:span text:style-name="T2">V</text:span><text:span text:style-name="T2">T</text:span><text:span text:style-name="T2">P</text:span><text:span text:style-name="T2">D</text:span><text:span text:style-name="T2">a</text:span><text:span text:style-name="T2">t</text:span><text:span text:style-name="T2">a</text:span><text:span text:style-name="T2">&lt;</text:span><text:span text:style-name="T2">/</text:span>tacton&gt; </text:p>
          <text:p text:style-name="P6"><text:span text:style-name="T2"/></text:p>
          <text:p text:style-name="P6"><text:span text:style-name="T2">le</text:span><text:span text:style-name="T2">n</text:span><text:span text:style-name="T2">g</text:span><text:span text:style-name="T2">t</text:span><text:span text:style-name="T2">h</text:span><text:span text:style-name="T2">B</text:span><text:span text:style-name="T2">y</text:span><text:span text:style-name="T2">t</text:span><text:span text:style-name="T2">e</text:span><text:span text:style-name="T2">s</text:span><text:span text:style-name="T2">: </text:span><text:span text:style-name="T2">le</text:span><text:span text:style-name="T2">n</text:span><text:span text:style-name="T2">g</text:span><text:span text:style-name="T2">t</text:span><text:span text:style-name="T2">h </text:span><text:span text:style-name="T2">o</text:span><text:span text:style-name="T2">f </text:span><text:span text:style-name="T2">B</text:span><text:span text:style-name="T2">in</text:span><text:span text:style-name="T2">a</text:span><text:span text:style-name="T2">r</text:span><text:span text:style-name="T2">y</text:span><text:span text:style-name="T2">V</text:span><text:span text:style-name="T2">T</text:span><text:span text:style-name="T2">P</text:span><text:span text:style-name="T2">D</text:span><text:span text:style-name="T2">a</text:span><text:span text:style-name="T2">t</text:span><text:span text:style-name="T2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19.59cm" svg:height="1.587cm" svg:x="1.001cm" svg:y="1cm">
          <text:p text:style-name="P1">device mode dat state rece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3" draw:layer="layout" draw:type="line" svg:x1="4.175cm" svg:y1="3.54cm" svg:x2="4.167cm" svg:y2="7.321cm" draw:start-shape="id6" draw:start-glue-point="6" svg:d="M4175 3540l-8 3781" svg:viewBox="0 0 9 3782">
          <text:p text:style-name="P4"><text:s/></text:p>
        </draw:connector>
        <draw:custom-shape draw:style-name="gr13" draw:text-style-name="P1" xml:id="id6" draw:id="id6" draw:layer="layout" svg:width="3.811cm" svg:height="0.635cm" svg:x="2.269cm" svg:y="2.905cm">
          <text:p text:style-name="P1">de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7" draw:id="id7" draw:layer="layout" svg:width="3.819cm" svg:height="0.635cm" svg:x="16.231cm" svg:y="2.905cm">
          <text:p text:style-name="P1">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3" draw:layer="layout" draw:type="line" svg:x1="18.141cm" svg:y1="3.54cm" svg:x2="18.124cm" svg:y2="7.254cm" draw:start-shape="id7" draw:start-glue-point="6" svg:d="M18141 3540l-17 3714" svg:viewBox="0 0 18 3715">
          <text:p text:style-name="P4"><text:s/></text:p>
        </draw:connector>
        <draw:connector draw:style-name="gr15" draw:text-style-name="P7" draw:layer="layout" draw:type="line" svg:x1="18.146cm" svg:y1="4.785cm" svg:x2="4.167cm" svg:y2="4.807cm" svg:d="M18146 4785l-13979 22" svg:viewBox="0 0 13980 23">
          <text:p><text:span text:style-name="T3">&lt;tacton lengthBytes="int"&gt;BinaryVTPData&lt;/</text:span><text:span text:style-name="T4">tacton&gt;</text:span></text:p>
        </draw:connector>
        <draw:connector draw:style-name="gr16" draw:text-style-name="P9" draw:layer="layout" draw:type="line" svg:x1="4.189cm" svg:y1="6.108cm" svg:x2="18.102cm" svg:y2="6.108cm" svg:d="M4189 6108h13913" svg:viewBox="0 0 13914 1">
          <text:p text:style-name="P8"><text:span text:style-name="T5">done: x</text:span><text:span text:style-name="T3">xx B, </text:span><text:span text:style-name="T6">ERROR X</text:span></text:p>
        </draw:connector>
        <draw:custom-shape draw:style-name="gr1" draw:text-style-name="P2" draw:layer="layout" svg:width="19.59cm" svg:height="1.587cm" svg:x="1cm" svg:y="8.649cm">
          <text:p text:style-name="P1">device mode dat state se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3" draw:layer="layout" draw:type="line" svg:x1="4.174cm" svg:y1="11.189cm" svg:x2="4.166cm" svg:y2="14.97cm" draw:start-shape="id8" draw:start-glue-point="6" svg:d="M4174 11189l-8 3781" svg:viewBox="0 0 9 3782">
          <text:p text:style-name="P4"><text:s/></text:p>
        </draw:connector>
        <draw:custom-shape draw:style-name="gr13" draw:text-style-name="P1" xml:id="id8" draw:id="id8" draw:layer="layout" svg:width="3.811cm" svg:height="0.635cm" svg:x="2.268cm" svg:y="10.554cm">
          <text:p text:style-name="P1">de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9" draw:id="id9" draw:layer="layout" svg:width="3.819cm" svg:height="0.635cm" svg:x="16.23cm" svg:y="10.554cm">
          <text:p text:style-name="P1">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3" draw:layer="layout" draw:type="line" svg:x1="18.14cm" svg:y1="11.189cm" svg:x2="18.123cm" svg:y2="14.903cm" draw:start-shape="id9" draw:start-glue-point="6" svg:d="M18140 11189l-17 3714" svg:viewBox="0 0 18 3715">
          <text:p text:style-name="P4"><text:s/></text:p>
        </draw:connector>
        <draw:connector draw:style-name="gr18" draw:text-style-name="P7" draw:layer="layout" draw:type="line" svg:x1="4.166cm" svg:y1="12.456cm" svg:x2="18.101cm" svg:y2="12.478cm" svg:d="M4166 12456l13935 22" svg:viewBox="0 0 13936 23">
          <text:p><text:span text:style-name="T3">&lt;tacton lengthBytes="int"&gt;BinaryVTPData&lt;/</text:span><text:span text:style-name="T4">tacton&gt;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18:32:33.440089568</meta:creation-date>
    <dc:date>2021-01-26T22:07:24.541046680</dc:date>
    <meta:editing-duration>PT31M13S</meta:editing-duration>
    <meta:editing-cycles>6</meta:editing-cycles>
    <meta:generator>LibreOffice/7.0.4.2$Linux_X86_64 LibreOffice_project/00$Build-2</meta:generator>
    <meta:document-statistic meta:object-count="27"/>
  </office:meta>
</office:document-meta>
</file>